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902818.165742" calcext:value-type="float">
            <text:p>1902818.165742</text:p>
          </table:table-cell>
          <table:table-cell table:formula="of:=ROUND([.A1])" office:value-type="float" office:value="1902818" calcext:value-type="float">
            <text:p>19028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12637.92047" calcext:value-type="float">
            <text:p>812637.92047</text:p>
          </table:table-cell>
          <table:table-cell table:formula="of:=ROUND([.A2])" office:value-type="float" office:value="812638" calcext:value-type="float">
            <text:p>8126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58489.192454" calcext:value-type="float">
            <text:p>1158489.192454</text:p>
          </table:table-cell>
          <table:table-cell table:formula="of:=ROUND([.A3])" office:value-type="float" office:value="1158489" calcext:value-type="float">
            <text:p>11584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15211.309576" calcext:value-type="float">
            <text:p>1515211.309576</text:p>
          </table:table-cell>
          <table:table-cell table:formula="of:=ROUND([.A4])" office:value-type="float" office:value="1515211" calcext:value-type="float">
            <text:p>15152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49099.205766" calcext:value-type="float">
            <text:p>1649099.205766</text:p>
          </table:table-cell>
          <table:table-cell table:formula="of:=ROUND([.A5])" office:value-type="float" office:value="1649099" calcext:value-type="float">
            <text:p>16490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35141.360852" calcext:value-type="float">
            <text:p>1635141.360852</text:p>
          </table:table-cell>
          <table:table-cell table:formula="of:=ROUND([.A6])" office:value-type="float" office:value="1635141" calcext:value-type="float">
            <text:p>16351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22205.874829" calcext:value-type="float">
            <text:p>1522205.874829</text:p>
          </table:table-cell>
          <table:table-cell table:formula="of:=ROUND([.A7])" office:value-type="float" office:value="1522206" calcext:value-type="float">
            <text:p>152220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91713.927381" calcext:value-type="float">
            <text:p>1491713.927381</text:p>
          </table:table-cell>
          <table:table-cell table:formula="of:=ROUND([.A8])" office:value-type="float" office:value="1491714" calcext:value-type="float">
            <text:p>14917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83936.645816" calcext:value-type="float">
            <text:p>1483936.645816</text:p>
          </table:table-cell>
          <table:table-cell table:formula="of:=ROUND([.A9])" office:value-type="float" office:value="1483937" calcext:value-type="float">
            <text:p>14839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6098.747877" calcext:value-type="float">
            <text:p>1466098.747877</text:p>
          </table:table-cell>
          <table:table-cell table:formula="of:=ROUND([.A10])" office:value-type="float" office:value="1466099" calcext:value-type="float">
            <text:p>14660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9291.873615" calcext:value-type="float">
            <text:p>1469291.873615</text:p>
          </table:table-cell>
          <table:table-cell table:formula="of:=ROUND([.A11])" office:value-type="float" office:value="1469292" calcext:value-type="float">
            <text:p>14692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77698.079993" calcext:value-type="float">
            <text:p>1477698.079993</text:p>
          </table:table-cell>
          <table:table-cell table:formula="of:=ROUND([.A12])" office:value-type="float" office:value="1477698" calcext:value-type="float">
            <text:p>147769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3163.749046" calcext:value-type="float">
            <text:p>1463163.749046</text:p>
          </table:table-cell>
          <table:table-cell table:formula="of:=ROUND([.A13])" office:value-type="float" office:value="1463164" calcext:value-type="float">
            <text:p>14631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4089.964418" calcext:value-type="float">
            <text:p>1464089.964418</text:p>
          </table:table-cell>
          <table:table-cell table:formula="of:=ROUND([.A14])" office:value-type="float" office:value="1464090" calcext:value-type="float">
            <text:p>14640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6766.222417" calcext:value-type="float">
            <text:p>1466766.222417</text:p>
          </table:table-cell>
          <table:table-cell table:formula="of:=ROUND([.A15])" office:value-type="float" office:value="1466766" calcext:value-type="float">
            <text:p>14667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48747.011012" calcext:value-type="float">
            <text:p>1448747.011012</text:p>
          </table:table-cell>
          <table:table-cell table:formula="of:=ROUND([.A16])" office:value-type="float" office:value="1448747" calcext:value-type="float">
            <text:p>14487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26930.143336" calcext:value-type="float">
            <text:p>1426930.143336</text:p>
          </table:table-cell>
          <table:table-cell table:formula="of:=ROUND([.A17])" office:value-type="float" office:value="1426930" calcext:value-type="float">
            <text:p>14269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09262.601324" calcext:value-type="float">
            <text:p>1409262.601324</text:p>
          </table:table-cell>
          <table:table-cell table:formula="of:=ROUND([.A18])" office:value-type="float" office:value="1409263" calcext:value-type="float">
            <text:p>14092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15556.684633" calcext:value-type="float">
            <text:p>1415556.684633</text:p>
          </table:table-cell>
          <table:table-cell table:formula="of:=ROUND([.A19])" office:value-type="float" office:value="1415557" calcext:value-type="float">
            <text:p>14155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99614.656985" calcext:value-type="float">
            <text:p>1299614.656985</text:p>
          </table:table-cell>
          <table:table-cell table:formula="of:=ROUND([.A20])" office:value-type="float" office:value="1299615" calcext:value-type="float">
            <text:p>12996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7219.041023" calcext:value-type="float">
            <text:p>1467219.041023</text:p>
          </table:table-cell>
          <table:table-cell table:formula="of:=ROUND([.A21])" office:value-type="float" office:value="1467219" calcext:value-type="float">
            <text:p>14672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76825.892871" calcext:value-type="float">
            <text:p>1476825.892871</text:p>
          </table:table-cell>
          <table:table-cell table:formula="of:=ROUND([.A22])" office:value-type="float" office:value="1476826" calcext:value-type="float">
            <text:p>14768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59626.036373" calcext:value-type="float">
            <text:p>1459626.036373</text:p>
          </table:table-cell>
          <table:table-cell table:formula="of:=ROUND([.A23])" office:value-type="float" office:value="1459626" calcext:value-type="float">
            <text:p>14596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16966.509135" calcext:value-type="float">
            <text:p>1516966.509135</text:p>
          </table:table-cell>
          <table:table-cell table:formula="of:=ROUND([.A24])" office:value-type="float" office:value="1516967" calcext:value-type="float">
            <text:p>15169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14021.282184" calcext:value-type="float">
            <text:p>1514021.282184</text:p>
          </table:table-cell>
          <table:table-cell table:formula="of:=ROUND([.A25])" office:value-type="float" office:value="1514021" calcext:value-type="float">
            <text:p>15140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10431.472684" calcext:value-type="float">
            <text:p>1510431.472684</text:p>
          </table:table-cell>
          <table:table-cell table:formula="of:=ROUND([.A26])" office:value-type="float" office:value="1510431" calcext:value-type="float">
            <text:p>15104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77621.09455" calcext:value-type="float">
            <text:p>1477621.09455</text:p>
          </table:table-cell>
          <table:table-cell table:formula="of:=ROUND([.A27])" office:value-type="float" office:value="1477621" calcext:value-type="float">
            <text:p>14776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07049.42112" calcext:value-type="float">
            <text:p>1307049.42112</text:p>
          </table:table-cell>
          <table:table-cell table:formula="of:=ROUND([.A28])" office:value-type="float" office:value="1307049" calcext:value-type="float">
            <text:p>13070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6321.710431" calcext:value-type="float">
            <text:p>1466321.710431</text:p>
          </table:table-cell>
          <table:table-cell table:formula="of:=ROUND([.A29])" office:value-type="float" office:value="1466322" calcext:value-type="float">
            <text:p>14663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91901.83842" calcext:value-type="float">
            <text:p>1491901.83842</text:p>
          </table:table-cell>
          <table:table-cell table:formula="of:=ROUND([.A30])" office:value-type="float" office:value="1491902" calcext:value-type="float">
            <text:p>14919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98200.994868" calcext:value-type="float">
            <text:p>1498200.994868</text:p>
          </table:table-cell>
          <table:table-cell table:formula="of:=ROUND([.A31])" office:value-type="float" office:value="1498201" calcext:value-type="float">
            <text:p>14982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91061.928496" calcext:value-type="float">
            <text:p>1491061.928496</text:p>
          </table:table-cell>
          <table:table-cell table:formula="of:=ROUND([.A32])" office:value-type="float" office:value="1491062" calcext:value-type="float">
            <text:p>14910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8483.027251" calcext:value-type="float">
            <text:p>1468483.027251</text:p>
          </table:table-cell>
          <table:table-cell table:formula="of:=ROUND([.A33])" office:value-type="float" office:value="1468483" calcext:value-type="float">
            <text:p>14684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0183.617047" calcext:value-type="float">
            <text:p>1460183.617047</text:p>
          </table:table-cell>
          <table:table-cell table:formula="of:=ROUND([.A34])" office:value-type="float" office:value="1460184" calcext:value-type="float">
            <text:p>14601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6415.212879" calcext:value-type="float">
            <text:p>776415.212879</text:p>
          </table:table-cell>
          <table:table-cell table:formula="of:=ROUND([.A35])" office:value-type="float" office:value="776415" calcext:value-type="float">
            <text:p>7764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92914.9402" calcext:value-type="float">
            <text:p>992914.9402</text:p>
          </table:table-cell>
          <table:table-cell table:formula="of:=ROUND([.A36])" office:value-type="float" office:value="992915" calcext:value-type="float">
            <text:p>9929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16923.330213" calcext:value-type="float">
            <text:p>1416923.330213</text:p>
          </table:table-cell>
          <table:table-cell table:formula="of:=ROUND([.A37])" office:value-type="float" office:value="1416923" calcext:value-type="float">
            <text:p>14169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1951.560736" calcext:value-type="float">
            <text:p>1461951.560736</text:p>
          </table:table-cell>
          <table:table-cell table:formula="of:=ROUND([.A38])" office:value-type="float" office:value="1461952" calcext:value-type="float">
            <text:p>14619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29634.0784" calcext:value-type="float">
            <text:p>1429634.0784</text:p>
          </table:table-cell>
          <table:table-cell table:formula="of:=ROUND([.A39])" office:value-type="float" office:value="1429634" calcext:value-type="float">
            <text:p>14296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47295.450148" calcext:value-type="float">
            <text:p>1447295.450148</text:p>
          </table:table-cell>
          <table:table-cell table:formula="of:=ROUND([.A40])" office:value-type="float" office:value="1447295" calcext:value-type="float">
            <text:p>14472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17830.680141" calcext:value-type="float">
            <text:p>1417830.680141</text:p>
          </table:table-cell>
          <table:table-cell table:formula="of:=ROUND([.A41])" office:value-type="float" office:value="1417831" calcext:value-type="float">
            <text:p>14178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14937.541215" calcext:value-type="float">
            <text:p>1414937.541215</text:p>
          </table:table-cell>
          <table:table-cell table:formula="of:=ROUND([.A42])" office:value-type="float" office:value="1414938" calcext:value-type="float">
            <text:p>14149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08484.277272" calcext:value-type="float">
            <text:p>1408484.277272</text:p>
          </table:table-cell>
          <table:table-cell table:formula="of:=ROUND([.A43])" office:value-type="float" office:value="1408484" calcext:value-type="float">
            <text:p>14084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61141.876748" calcext:value-type="float">
            <text:p>1361141.876748</text:p>
          </table:table-cell>
          <table:table-cell table:formula="of:=ROUND([.A44])" office:value-type="float" office:value="1361142" calcext:value-type="float">
            <text:p>13611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77517.061753" calcext:value-type="float">
            <text:p>1077517.061753</text:p>
          </table:table-cell>
          <table:table-cell table:formula="of:=ROUND([.A45])" office:value-type="float" office:value="1077517" calcext:value-type="float">
            <text:p>10775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0195.082014" calcext:value-type="float">
            <text:p>430195.082014</text:p>
          </table:table-cell>
          <table:table-cell table:formula="of:=ROUND([.A46])" office:value-type="float" office:value="430195" calcext:value-type="float">
            <text:p>4301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65995.283543" calcext:value-type="float">
            <text:p>1365995.283543</text:p>
          </table:table-cell>
          <table:table-cell table:formula="of:=ROUND([.A47])" office:value-type="float" office:value="1365995" calcext:value-type="float">
            <text:p>13659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16491.076309" calcext:value-type="float">
            <text:p>1416491.076309</text:p>
          </table:table-cell>
          <table:table-cell table:formula="of:=ROUND([.A48])" office:value-type="float" office:value="1416491" calcext:value-type="float">
            <text:p>14164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32278.668727" calcext:value-type="float">
            <text:p>1432278.668727</text:p>
          </table:table-cell>
          <table:table-cell table:formula="of:=ROUND([.A49])" office:value-type="float" office:value="1432279" calcext:value-type="float">
            <text:p>14322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38010.383214" calcext:value-type="float">
            <text:p>1438010.383214</text:p>
          </table:table-cell>
          <table:table-cell table:formula="of:=ROUND([.A50])" office:value-type="float" office:value="1438010" calcext:value-type="float">
            <text:p>1438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50123.426121" calcext:value-type="float">
            <text:p>1550123.426121</text:p>
          </table:table-cell>
          <table:table-cell table:formula="of:=ROUND([.A51])" office:value-type="float" office:value="1550123" calcext:value-type="float">
            <text:p>15501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94990.881244" calcext:value-type="float">
            <text:p>1594990.881244</text:p>
          </table:table-cell>
          <table:table-cell table:formula="of:=ROUND([.A52])" office:value-type="float" office:value="1594991" calcext:value-type="float">
            <text:p>15949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19351.516769" calcext:value-type="float">
            <text:p>1719351.516769</text:p>
          </table:table-cell>
          <table:table-cell table:formula="of:=ROUND([.A53])" office:value-type="float" office:value="1719352" calcext:value-type="float">
            <text:p>17193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36723.723301" calcext:value-type="float">
            <text:p>1836723.723301</text:p>
          </table:table-cell>
          <table:table-cell table:formula="of:=ROUND([.A54])" office:value-type="float" office:value="1836724" calcext:value-type="float">
            <text:p>18367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12289.092879" calcext:value-type="float">
            <text:p>1812289.092879</text:p>
          </table:table-cell>
          <table:table-cell table:formula="of:=ROUND([.A55])" office:value-type="float" office:value="1812289" calcext:value-type="float">
            <text:p>18122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33055.850636" calcext:value-type="float">
            <text:p>2033055.850636</text:p>
          </table:table-cell>
          <table:table-cell table:formula="of:=ROUND([.A56])" office:value-type="float" office:value="2033056" calcext:value-type="float">
            <text:p>20330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06598.146943" calcext:value-type="float">
            <text:p>2006598.146943</text:p>
          </table:table-cell>
          <table:table-cell table:formula="of:=ROUND([.A57])" office:value-type="float" office:value="2006598" calcext:value-type="float">
            <text:p>200659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45221.952319" calcext:value-type="float">
            <text:p>2045221.952319</text:p>
          </table:table-cell>
          <table:table-cell table:formula="of:=ROUND([.A58])" office:value-type="float" office:value="2045222" calcext:value-type="float">
            <text:p>20452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91968.503295" calcext:value-type="float">
            <text:p>2191968.503295</text:p>
          </table:table-cell>
          <table:table-cell table:formula="of:=ROUND([.A59])" office:value-type="float" office:value="2191969" calcext:value-type="float">
            <text:p>21919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17145.844006" calcext:value-type="float">
            <text:p>2417145.844006</text:p>
          </table:table-cell>
          <table:table-cell table:formula="of:=ROUND([.A60])" office:value-type="float" office:value="2417146" calcext:value-type="float">
            <text:p>24171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72360.431293" calcext:value-type="float">
            <text:p>2472360.431293</text:p>
          </table:table-cell>
          <table:table-cell table:formula="of:=ROUND([.A61])" office:value-type="float" office:value="2472360" calcext:value-type="float">
            <text:p>24723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24071.297078" calcext:value-type="float">
            <text:p>924071.297078</text:p>
          </table:table-cell>
          <table:table-cell table:formula="of:=ROUND([.A62])" office:value-type="float" office:value="924071" calcext:value-type="float">
            <text:p>9240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70110.498103" calcext:value-type="float">
            <text:p>2070110.498103</text:p>
          </table:table-cell>
          <table:table-cell table:formula="of:=ROUND([.A63])" office:value-type="float" office:value="2070110" calcext:value-type="float">
            <text:p>20701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00669.14301" calcext:value-type="float">
            <text:p>2600669.14301</text:p>
          </table:table-cell>
          <table:table-cell table:formula="of:=ROUND([.A64])" office:value-type="float" office:value="2600669" calcext:value-type="float">
            <text:p>26006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54012.795302" calcext:value-type="float">
            <text:p>2554012.795302</text:p>
          </table:table-cell>
          <table:table-cell table:formula="of:=ROUND([.A65])" office:value-type="float" office:value="2554013" calcext:value-type="float">
            <text:p>25540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54621.750858" calcext:value-type="float">
            <text:p>2554621.750858</text:p>
          </table:table-cell>
          <table:table-cell table:formula="of:=ROUND([.A66])" office:value-type="float" office:value="2554622" calcext:value-type="float">
            <text:p>25546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17561.45456" calcext:value-type="float">
            <text:p>2617561.45456</text:p>
          </table:table-cell>
          <table:table-cell table:formula="of:=ROUND([.A67])" office:value-type="float" office:value="2617561" calcext:value-type="float">
            <text:p>26175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97689.970059" calcext:value-type="float">
            <text:p>2597689.970059</text:p>
          </table:table-cell>
          <table:table-cell table:formula="of:=ROUND([.A68])" office:value-type="float" office:value="2597690" calcext:value-type="float">
            <text:p>25976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21693.240202" calcext:value-type="float">
            <text:p>2721693.240202</text:p>
          </table:table-cell>
          <table:table-cell table:formula="of:=ROUND([.A69])" office:value-type="float" office:value="2721693" calcext:value-type="float">
            <text:p>27216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10979.540695" calcext:value-type="float">
            <text:p>2810979.540695</text:p>
          </table:table-cell>
          <table:table-cell table:formula="of:=ROUND([.A70])" office:value-type="float" office:value="2810980" calcext:value-type="float">
            <text:p>28109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97479.929572" calcext:value-type="float">
            <text:p>2797479.929572</text:p>
          </table:table-cell>
          <table:table-cell table:formula="of:=ROUND([.A71])" office:value-type="float" office:value="2797480" calcext:value-type="float">
            <text:p>27974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21644.540554" calcext:value-type="float">
            <text:p>2921644.540554</text:p>
          </table:table-cell>
          <table:table-cell table:formula="of:=ROUND([.A72])" office:value-type="float" office:value="2921645" calcext:value-type="float">
            <text:p>29216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24581.848372" calcext:value-type="float">
            <text:p>2824581.848372</text:p>
          </table:table-cell>
          <table:table-cell table:formula="of:=ROUND([.A73])" office:value-type="float" office:value="2824582" calcext:value-type="float">
            <text:p>28245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25141.924611" calcext:value-type="float">
            <text:p>2825141.924611</text:p>
          </table:table-cell>
          <table:table-cell table:formula="of:=ROUND([.A74])" office:value-type="float" office:value="2825142" calcext:value-type="float">
            <text:p>28251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2789.337598" calcext:value-type="float">
            <text:p>732789.337598</text:p>
          </table:table-cell>
          <table:table-cell table:formula="of:=ROUND([.A75])" office:value-type="float" office:value="732789" calcext:value-type="float">
            <text:p>7327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81732.561285" calcext:value-type="float">
            <text:p>3181732.561285</text:p>
          </table:table-cell>
          <table:table-cell table:formula="of:=ROUND([.A76])" office:value-type="float" office:value="3181733" calcext:value-type="float">
            <text:p>31817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96843.369243" calcext:value-type="float">
            <text:p>3396843.369243</text:p>
          </table:table-cell>
          <table:table-cell table:formula="of:=ROUND([.A77])" office:value-type="float" office:value="3396843" calcext:value-type="float">
            <text:p>33968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86562.315563" calcext:value-type="float">
            <text:p>3586562.315563</text:p>
          </table:table-cell>
          <table:table-cell table:formula="of:=ROUND([.A78])" office:value-type="float" office:value="3586562" calcext:value-type="float">
            <text:p>35865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95703.887632" calcext:value-type="float">
            <text:p>3595703.887632</text:p>
          </table:table-cell>
          <table:table-cell table:formula="of:=ROUND([.A79])" office:value-type="float" office:value="3595704" calcext:value-type="float">
            <text:p>35957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78140.446825" calcext:value-type="float">
            <text:p>3578140.446825</text:p>
          </table:table-cell>
          <table:table-cell table:formula="of:=ROUND([.A80])" office:value-type="float" office:value="3578140" calcext:value-type="float">
            <text:p>35781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85052.936626" calcext:value-type="float">
            <text:p>3685052.936626</text:p>
          </table:table-cell>
          <table:table-cell table:formula="of:=ROUND([.A81])" office:value-type="float" office:value="3685053" calcext:value-type="float">
            <text:p>36850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54834.332781" calcext:value-type="float">
            <text:p>3654834.332781</text:p>
          </table:table-cell>
          <table:table-cell table:formula="of:=ROUND([.A82])" office:value-type="float" office:value="3654834" calcext:value-type="float">
            <text:p>36548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23697.903658" calcext:value-type="float">
            <text:p>3623697.903658</text:p>
          </table:table-cell>
          <table:table-cell table:formula="of:=ROUND([.A83])" office:value-type="float" office:value="3623698" calcext:value-type="float">
            <text:p>362369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39335.023568" calcext:value-type="float">
            <text:p>3539335.023568</text:p>
          </table:table-cell>
          <table:table-cell table:formula="of:=ROUND([.A84])" office:value-type="float" office:value="3539335" calcext:value-type="float">
            <text:p>35393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39471.978297" calcext:value-type="float">
            <text:p>3239471.978297</text:p>
          </table:table-cell>
          <table:table-cell table:formula="of:=ROUND([.A85])" office:value-type="float" office:value="3239472" calcext:value-type="float">
            <text:p>32394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79162.944289" calcext:value-type="float">
            <text:p>1579162.944289</text:p>
          </table:table-cell>
          <table:table-cell table:formula="of:=ROUND([.A86])" office:value-type="float" office:value="1579163" calcext:value-type="float">
            <text:p>15791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40546.325241" calcext:value-type="float">
            <text:p>3440546.325241</text:p>
          </table:table-cell>
          <table:table-cell table:formula="of:=ROUND([.A87])" office:value-type="float" office:value="3440546" calcext:value-type="float">
            <text:p>34405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40503.355836" calcext:value-type="float">
            <text:p>3440503.355836</text:p>
          </table:table-cell>
          <table:table-cell table:formula="of:=ROUND([.A88])" office:value-type="float" office:value="3440503" calcext:value-type="float">
            <text:p>34405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90237.699541" calcext:value-type="float">
            <text:p>3490237.699541</text:p>
          </table:table-cell>
          <table:table-cell table:formula="of:=ROUND([.A89])" office:value-type="float" office:value="3490238" calcext:value-type="float">
            <text:p>34902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73476.507886" calcext:value-type="float">
            <text:p>3473476.507886</text:p>
          </table:table-cell>
          <table:table-cell table:formula="of:=ROUND([.A90])" office:value-type="float" office:value="3473477" calcext:value-type="float">
            <text:p>34734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92367.686794" calcext:value-type="float">
            <text:p>3592367.686794</text:p>
          </table:table-cell>
          <table:table-cell table:formula="of:=ROUND([.A91])" office:value-type="float" office:value="3592368" calcext:value-type="float">
            <text:p>35923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21979.245315" calcext:value-type="float">
            <text:p>3721979.245315</text:p>
          </table:table-cell>
          <table:table-cell table:formula="of:=ROUND([.A92])" office:value-type="float" office:value="3721979" calcext:value-type="float">
            <text:p>37219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90024.338707" calcext:value-type="float">
            <text:p>3790024.338707</text:p>
          </table:table-cell>
          <table:table-cell table:formula="of:=ROUND([.A93])" office:value-type="float" office:value="3790024" calcext:value-type="float">
            <text:p>37900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57635.525846" calcext:value-type="float">
            <text:p>3757635.525846</text:p>
          </table:table-cell>
          <table:table-cell table:formula="of:=ROUND([.A94])" office:value-type="float" office:value="3757636" calcext:value-type="float">
            <text:p>37576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65780.871798" calcext:value-type="float">
            <text:p>3865780.871798</text:p>
          </table:table-cell>
          <table:table-cell table:formula="of:=ROUND([.A95])" office:value-type="float" office:value="3865781" calcext:value-type="float">
            <text:p>38657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68730.642915" calcext:value-type="float">
            <text:p>1168730.642915</text:p>
          </table:table-cell>
          <table:table-cell table:formula="of:=ROUND([.A96])" office:value-type="float" office:value="1168731" calcext:value-type="float">
            <text:p>11687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18223.741028" calcext:value-type="float">
            <text:p>2418223.741028</text:p>
          </table:table-cell>
          <table:table-cell table:formula="of:=ROUND([.A97])" office:value-type="float" office:value="2418224" calcext:value-type="float">
            <text:p>24182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77941.491237" calcext:value-type="float">
            <text:p>4177941.491237</text:p>
          </table:table-cell>
          <table:table-cell table:formula="of:=ROUND([.A98])" office:value-type="float" office:value="4177941" calcext:value-type="float">
            <text:p>41779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18506.795326" calcext:value-type="float">
            <text:p>4418506.795326</text:p>
          </table:table-cell>
          <table:table-cell table:formula="of:=ROUND([.A99])" office:value-type="float" office:value="4418507" calcext:value-type="float">
            <text:p>44185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57955.290582" calcext:value-type="float">
            <text:p>4557955.290582</text:p>
          </table:table-cell>
          <table:table-cell table:formula="of:=ROUND([.A100])" office:value-type="float" office:value="4557955" calcext:value-type="float">
            <text:p>45579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70594.916471" calcext:value-type="float">
            <text:p>4570594.916471</text:p>
          </table:table-cell>
          <table:table-cell table:formula="of:=ROUND([.A101])" office:value-type="float" office:value="4570595" calcext:value-type="float">
            <text:p>45705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30107.511793" calcext:value-type="float">
            <text:p>4830107.511793</text:p>
          </table:table-cell>
          <table:table-cell table:formula="of:=ROUND([.A102])" office:value-type="float" office:value="4830108" calcext:value-type="float">
            <text:p>48301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21616.425931" calcext:value-type="float">
            <text:p>4721616.425931</text:p>
          </table:table-cell>
          <table:table-cell table:formula="of:=ROUND([.A103])" office:value-type="float" office:value="4721616" calcext:value-type="float">
            <text:p>47216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28596.815105" calcext:value-type="float">
            <text:p>4528596.815105</text:p>
          </table:table-cell>
          <table:table-cell table:formula="of:=ROUND([.A104])" office:value-type="float" office:value="4528597" calcext:value-type="float">
            <text:p>45285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67946.578653" calcext:value-type="float">
            <text:p>5567946.578653</text:p>
          </table:table-cell>
          <table:table-cell table:formula="of:=ROUND([.A105])" office:value-type="float" office:value="5567947" calcext:value-type="float">
            <text:p>55679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39054.889715" calcext:value-type="float">
            <text:p>5839054.889715</text:p>
          </table:table-cell>
          <table:table-cell table:formula="of:=ROUND([.A106])" office:value-type="float" office:value="5839055" calcext:value-type="float">
            <text:p>58390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33306.663232" calcext:value-type="float">
            <text:p>4333306.663232</text:p>
          </table:table-cell>
          <table:table-cell table:formula="of:=ROUND([.A107])" office:value-type="float" office:value="4333307" calcext:value-type="float">
            <text:p>43333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4433.766121" calcext:value-type="float">
            <text:p>464433.766121</text:p>
          </table:table-cell>
          <table:table-cell table:formula="of:=ROUND([.A108])" office:value-type="float" office:value="464434" calcext:value-type="float">
            <text:p>4644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803.682239" calcext:value-type="float">
            <text:p>47803.682239</text:p>
          </table:table-cell>
          <table:table-cell table:formula="of:=ROUND([.A109])" office:value-type="float" office:value="47804" calcext:value-type="float">
            <text:p>478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8053.730911" calcext:value-type="float">
            <text:p>488053.730911</text:p>
          </table:table-cell>
          <table:table-cell table:formula="of:=ROUND([.A110])" office:value-type="float" office:value="488054" calcext:value-type="float">
            <text:p>4880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05400.466505" calcext:value-type="float">
            <text:p>4705400.466505</text:p>
          </table:table-cell>
          <table:table-cell table:formula="of:=ROUND([.A111])" office:value-type="float" office:value="4705400" calcext:value-type="float">
            <text:p>4705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16413.421323" calcext:value-type="float">
            <text:p>6216413.421323</text:p>
          </table:table-cell>
          <table:table-cell table:formula="of:=ROUND([.A112])" office:value-type="float" office:value="6216413" calcext:value-type="float">
            <text:p>62164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68638.861155" calcext:value-type="float">
            <text:p>6568638.861155</text:p>
          </table:table-cell>
          <table:table-cell table:formula="of:=ROUND([.A113])" office:value-type="float" office:value="6568639" calcext:value-type="float">
            <text:p>65686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70752.804312" calcext:value-type="float">
            <text:p>6370752.804312</text:p>
          </table:table-cell>
          <table:table-cell table:formula="of:=ROUND([.A114])" office:value-type="float" office:value="6370753" calcext:value-type="float">
            <text:p>63707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58615.509259" calcext:value-type="float">
            <text:p>6158615.509259</text:p>
          </table:table-cell>
          <table:table-cell table:formula="of:=ROUND([.A115])" office:value-type="float" office:value="6158616" calcext:value-type="float">
            <text:p>61586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979964.538507" calcext:value-type="float">
            <text:p>5979964.538507</text:p>
          </table:table-cell>
          <table:table-cell table:formula="of:=ROUND([.A116])" office:value-type="float" office:value="5979965" calcext:value-type="float">
            <text:p>59799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406578.833232" calcext:value-type="float">
            <text:p>5406578.833232</text:p>
          </table:table-cell>
          <table:table-cell table:formula="of:=ROUND([.A117])" office:value-type="float" office:value="5406579" calcext:value-type="float">
            <text:p>54065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44524.361766" calcext:value-type="float">
            <text:p>4744524.361766</text:p>
          </table:table-cell>
          <table:table-cell table:formula="of:=ROUND([.A118])" office:value-type="float" office:value="4744524" calcext:value-type="float">
            <text:p>47445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16115.66231" calcext:value-type="float">
            <text:p>4116115.66231</text:p>
          </table:table-cell>
          <table:table-cell table:formula="of:=ROUND([.A119])" office:value-type="float" office:value="4116116" calcext:value-type="float">
            <text:p>41161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94910.869286" calcext:value-type="float">
            <text:p>3494910.869286</text:p>
          </table:table-cell>
          <table:table-cell table:formula="of:=ROUND([.A120])" office:value-type="float" office:value="3494911" calcext:value-type="float">
            <text:p>34949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90888.981764" calcext:value-type="float">
            <text:p>3090888.981764</text:p>
          </table:table-cell>
          <table:table-cell table:formula="of:=ROUND([.A121])" office:value-type="float" office:value="3090889" calcext:value-type="float">
            <text:p>30908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37333.033895" calcext:value-type="float">
            <text:p>3237333.033895</text:p>
          </table:table-cell>
          <table:table-cell table:formula="of:=ROUND([.A122])" office:value-type="float" office:value="3237333" calcext:value-type="float">
            <text:p>32373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42503.836458" calcext:value-type="float">
            <text:p>3242503.836458</text:p>
          </table:table-cell>
          <table:table-cell table:formula="of:=ROUND([.A123])" office:value-type="float" office:value="3242504" calcext:value-type="float">
            <text:p>32425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07248.674793" calcext:value-type="float">
            <text:p>1907248.674793</text:p>
          </table:table-cell>
          <table:table-cell table:formula="of:=ROUND([.A124])" office:value-type="float" office:value="1907249" calcext:value-type="float">
            <text:p>19072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23199.112897" calcext:value-type="float">
            <text:p>1623199.112897</text:p>
          </table:table-cell>
          <table:table-cell table:formula="of:=ROUND([.A125])" office:value-type="float" office:value="1623199" calcext:value-type="float">
            <text:p>16231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75702.617813" calcext:value-type="float">
            <text:p>3375702.617813</text:p>
          </table:table-cell>
          <table:table-cell table:formula="of:=ROUND([.A126])" office:value-type="float" office:value="3375703" calcext:value-type="float">
            <text:p>33757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74631.123812" calcext:value-type="float">
            <text:p>3274631.123812</text:p>
          </table:table-cell>
          <table:table-cell table:formula="of:=ROUND([.A127])" office:value-type="float" office:value="3274631" calcext:value-type="float">
            <text:p>32746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47729.392364" calcext:value-type="float">
            <text:p>3147729.392364</text:p>
          </table:table-cell>
          <table:table-cell table:formula="of:=ROUND([.A128])" office:value-type="float" office:value="3147729" calcext:value-type="float">
            <text:p>31477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61757.572178" calcext:value-type="float">
            <text:p>2861757.572178</text:p>
          </table:table-cell>
          <table:table-cell table:formula="of:=ROUND([.A129])" office:value-type="float" office:value="2861758" calcext:value-type="float">
            <text:p>28617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44336.978019" calcext:value-type="float">
            <text:p>2844336.978019</text:p>
          </table:table-cell>
          <table:table-cell table:formula="of:=ROUND([.A130])" office:value-type="float" office:value="2844337" calcext:value-type="float">
            <text:p>28443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11586.057198" calcext:value-type="float">
            <text:p>3111586.057198</text:p>
          </table:table-cell>
          <table:table-cell table:formula="of:=ROUND([.A131])" office:value-type="float" office:value="3111586" calcext:value-type="float">
            <text:p>31115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58381.406739" calcext:value-type="float">
            <text:p>2858381.406739</text:p>
          </table:table-cell>
          <table:table-cell table:formula="of:=ROUND([.A132])" office:value-type="float" office:value="2858381" calcext:value-type="float">
            <text:p>28583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75521.568612" calcext:value-type="float">
            <text:p>2875521.568612</text:p>
          </table:table-cell>
          <table:table-cell table:formula="of:=ROUND([.A133])" office:value-type="float" office:value="2875522" calcext:value-type="float">
            <text:p>28755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22826.232233" calcext:value-type="float">
            <text:p>2922826.232233</text:p>
          </table:table-cell>
          <table:table-cell table:formula="of:=ROUND([.A134])" office:value-type="float" office:value="2922826" calcext:value-type="float">
            <text:p>29228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24496.143459" calcext:value-type="float">
            <text:p>2324496.143459</text:p>
          </table:table-cell>
          <table:table-cell table:formula="of:=ROUND([.A135])" office:value-type="float" office:value="2324496" calcext:value-type="float">
            <text:p>23244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21321.506059" calcext:value-type="float">
            <text:p>2821321.506059</text:p>
          </table:table-cell>
          <table:table-cell table:formula="of:=ROUND([.A136])" office:value-type="float" office:value="2821322" calcext:value-type="float">
            <text:p>28213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07468.265128" calcext:value-type="float">
            <text:p>2907468.265128</text:p>
          </table:table-cell>
          <table:table-cell table:formula="of:=ROUND([.A137])" office:value-type="float" office:value="2907468" calcext:value-type="float">
            <text:p>29074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31481.80097" calcext:value-type="float">
            <text:p>2831481.80097</text:p>
          </table:table-cell>
          <table:table-cell table:formula="of:=ROUND([.A138])" office:value-type="float" office:value="2831482" calcext:value-type="float">
            <text:p>28314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93311.856282" calcext:value-type="float">
            <text:p>2693311.856282</text:p>
          </table:table-cell>
          <table:table-cell table:formula="of:=ROUND([.A139])" office:value-type="float" office:value="2693312" calcext:value-type="float">
            <text:p>26933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39731.367714" calcext:value-type="float">
            <text:p>2139731.367714</text:p>
          </table:table-cell>
          <table:table-cell table:formula="of:=ROUND([.A140])" office:value-type="float" office:value="2139731" calcext:value-type="float">
            <text:p>21397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18775.445812" calcext:value-type="float">
            <text:p>2118775.445812</text:p>
          </table:table-cell>
          <table:table-cell table:formula="of:=ROUND([.A141])" office:value-type="float" office:value="2118775" calcext:value-type="float">
            <text:p>21187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37877.197714" calcext:value-type="float">
            <text:p>2437877.197714</text:p>
          </table:table-cell>
          <table:table-cell table:formula="of:=ROUND([.A142])" office:value-type="float" office:value="2437877" calcext:value-type="float">
            <text:p>24378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43957.131294" calcext:value-type="float">
            <text:p>1043957.131294</text:p>
          </table:table-cell>
          <table:table-cell table:formula="of:=ROUND([.A143])" office:value-type="float" office:value="1043957" calcext:value-type="float">
            <text:p>10439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546.868" calcext:value-type="float">
            <text:p>17546.868</text:p>
          </table:table-cell>
          <table:table-cell table:formula="of:=ROUND([.A144])" office:value-type="float" office:value="17547" calcext:value-type="float">
            <text:p>175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808.16822" calcext:value-type="float">
            <text:p>18808.16822</text:p>
          </table:table-cell>
          <table:table-cell table:formula="of:=ROUND([.A145])" office:value-type="float" office:value="18808" calcext:value-type="float">
            <text:p>188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430.355683" calcext:value-type="float">
            <text:p>19430.355683</text:p>
          </table:table-cell>
          <table:table-cell table:formula="of:=ROUND([.A146])" office:value-type="float" office:value="19430" calcext:value-type="float">
            <text:p>194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109.77304" calcext:value-type="float">
            <text:p>17109.77304</text:p>
          </table:table-cell>
          <table:table-cell table:formula="of:=ROUND([.A147])" office:value-type="float" office:value="17110" calcext:value-type="float">
            <text:p>171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528.430884" calcext:value-type="float">
            <text:p>15528.430884</text:p>
          </table:table-cell>
          <table:table-cell table:formula="of:=ROUND([.A148])" office:value-type="float" office:value="15528" calcext:value-type="float">
            <text:p>155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7320.579432" calcext:value-type="float">
            <text:p>137320.579432</text:p>
          </table:table-cell>
          <table:table-cell table:formula="of:=ROUND([.A149])" office:value-type="float" office:value="137321" calcext:value-type="float">
            <text:p>1373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99704.850788" calcext:value-type="float">
            <text:p>1399704.850788</text:p>
          </table:table-cell>
          <table:table-cell table:formula="of:=ROUND([.A150])" office:value-type="float" office:value="1399705" calcext:value-type="float">
            <text:p>139970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73084.261046" calcext:value-type="float">
            <text:p>1873084.261046</text:p>
          </table:table-cell>
          <table:table-cell table:formula="of:=ROUND([.A151])" office:value-type="float" office:value="1873084" calcext:value-type="float">
            <text:p>18730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01316.542238" calcext:value-type="float">
            <text:p>1801316.542238</text:p>
          </table:table-cell>
          <table:table-cell table:formula="of:=ROUND([.A152])" office:value-type="float" office:value="1801317" calcext:value-type="float">
            <text:p>18013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46249.668367" calcext:value-type="float">
            <text:p>1746249.668367</text:p>
          </table:table-cell>
          <table:table-cell table:formula="of:=ROUND([.A153])" office:value-type="float" office:value="1746250" calcext:value-type="float">
            <text:p>17462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83992.709732" calcext:value-type="float">
            <text:p>1683992.709732</text:p>
          </table:table-cell>
          <table:table-cell table:formula="of:=ROUND([.A154])" office:value-type="float" office:value="1683993" calcext:value-type="float">
            <text:p>16839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31478.173645" calcext:value-type="float">
            <text:p>1631478.173645</text:p>
          </table:table-cell>
          <table:table-cell table:formula="of:=ROUND([.A155])" office:value-type="float" office:value="1631478" calcext:value-type="float">
            <text:p>16314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59802.844423" calcext:value-type="float">
            <text:p>1559802.844423</text:p>
          </table:table-cell>
          <table:table-cell table:formula="of:=ROUND([.A156])" office:value-type="float" office:value="1559803" calcext:value-type="float">
            <text:p>15598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25185.169212" calcext:value-type="float">
            <text:p>825185.169212</text:p>
          </table:table-cell>
          <table:table-cell table:formula="of:=ROUND([.A157])" office:value-type="float" office:value="825185" calcext:value-type="float">
            <text:p>8251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72168.685439" calcext:value-type="float">
            <text:p>1472168.685439</text:p>
          </table:table-cell>
          <table:table-cell table:formula="of:=ROUND([.A158])" office:value-type="float" office:value="1472169" calcext:value-type="float">
            <text:p>14721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08242.886639" calcext:value-type="float">
            <text:p>1408242.886639</text:p>
          </table:table-cell>
          <table:table-cell table:formula="of:=ROUND([.A159])" office:value-type="float" office:value="1408243" calcext:value-type="float">
            <text:p>14082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97281.683202" calcext:value-type="float">
            <text:p>1397281.683202</text:p>
          </table:table-cell>
          <table:table-cell table:formula="of:=ROUND([.A160])" office:value-type="float" office:value="1397282" calcext:value-type="float">
            <text:p>13972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67452.306144" calcext:value-type="float">
            <text:p>1267452.306144</text:p>
          </table:table-cell>
          <table:table-cell table:formula="of:=ROUND([.A161])" office:value-type="float" office:value="1267452" calcext:value-type="float">
            <text:p>12674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41821.85452" calcext:value-type="float">
            <text:p>1241821.85452</text:p>
          </table:table-cell>
          <table:table-cell table:formula="of:=ROUND([.A162])" office:value-type="float" office:value="1241822" calcext:value-type="float">
            <text:p>12418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40932.734229" calcext:value-type="float">
            <text:p>1240932.734229</text:p>
          </table:table-cell>
          <table:table-cell table:formula="of:=ROUND([.A163])" office:value-type="float" office:value="1240933" calcext:value-type="float">
            <text:p>12409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86466.789271" calcext:value-type="float">
            <text:p>986466.789271</text:p>
          </table:table-cell>
          <table:table-cell table:formula="of:=ROUND([.A164])" office:value-type="float" office:value="986467" calcext:value-type="float">
            <text:p>9864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81911.190621" calcext:value-type="float">
            <text:p>1181911.190621</text:p>
          </table:table-cell>
          <table:table-cell table:formula="of:=ROUND([.A165])" office:value-type="float" office:value="1181911" calcext:value-type="float">
            <text:p>11819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83581.737797" calcext:value-type="float">
            <text:p>783581.737797</text:p>
          </table:table-cell>
          <table:table-cell table:formula="of:=ROUND([.A166])" office:value-type="float" office:value="783582" calcext:value-type="float">
            <text:p>7835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48972.291041" calcext:value-type="float">
            <text:p>1048972.291041</text:p>
          </table:table-cell>
          <table:table-cell table:formula="of:=ROUND([.A167])" office:value-type="float" office:value="1048972" calcext:value-type="float">
            <text:p>10489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08726.385157" calcext:value-type="float">
            <text:p>908726.385157</text:p>
          </table:table-cell>
          <table:table-cell table:formula="of:=ROUND([.A168])" office:value-type="float" office:value="908726" calcext:value-type="float">
            <text:p>9087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63719.031396" calcext:value-type="float">
            <text:p>1063719.031396</text:p>
          </table:table-cell>
          <table:table-cell table:formula="of:=ROUND([.A169])" office:value-type="float" office:value="1063719" calcext:value-type="float">
            <text:p>10637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26461.540383" calcext:value-type="float">
            <text:p>1126461.540383</text:p>
          </table:table-cell>
          <table:table-cell table:formula="of:=ROUND([.A170])" office:value-type="float" office:value="1126462" calcext:value-type="float">
            <text:p>11264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1479.750313" calcext:value-type="float">
            <text:p>711479.750313</text:p>
          </table:table-cell>
          <table:table-cell table:formula="of:=ROUND([.A171])" office:value-type="float" office:value="711480" calcext:value-type="float">
            <text:p>7114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90471.440186" calcext:value-type="float">
            <text:p>1090471.440186</text:p>
          </table:table-cell>
          <table:table-cell table:formula="of:=ROUND([.A172])" office:value-type="float" office:value="1090471" calcext:value-type="float">
            <text:p>10904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24478.587206" calcext:value-type="float">
            <text:p>924478.587206</text:p>
          </table:table-cell>
          <table:table-cell table:formula="of:=ROUND([.A173])" office:value-type="float" office:value="924479" calcext:value-type="float">
            <text:p>9244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81883.937008" calcext:value-type="float">
            <text:p>1081883.937008</text:p>
          </table:table-cell>
          <table:table-cell table:formula="of:=ROUND([.A174])" office:value-type="float" office:value="1081884" calcext:value-type="float">
            <text:p>10818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78315.476352" calcext:value-type="float">
            <text:p>1078315.476352</text:p>
          </table:table-cell>
          <table:table-cell table:formula="of:=ROUND([.A175])" office:value-type="float" office:value="1078315" calcext:value-type="float">
            <text:p>10783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8460.893591" calcext:value-type="float">
            <text:p>708460.893591</text:p>
          </table:table-cell>
          <table:table-cell table:formula="of:=ROUND([.A176])" office:value-type="float" office:value="708461" calcext:value-type="float">
            <text:p>7084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578.846007" calcext:value-type="float">
            <text:p>35578.846007</text:p>
          </table:table-cell>
          <table:table-cell table:formula="of:=ROUND([.A177])" office:value-type="float" office:value="35579" calcext:value-type="float">
            <text:p>355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234.032284" calcext:value-type="float">
            <text:p>14234.032284</text:p>
          </table:table-cell>
          <table:table-cell table:formula="of:=ROUND([.A178])" office:value-type="float" office:value="14234" calcext:value-type="float">
            <text:p>142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414.264762" calcext:value-type="float">
            <text:p>14414.264762</text:p>
          </table:table-cell>
          <table:table-cell table:formula="of:=ROUND([.A179])" office:value-type="float" office:value="14414" calcext:value-type="float">
            <text:p>144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290.028729" calcext:value-type="float">
            <text:p>15290.028729</text:p>
          </table:table-cell>
          <table:table-cell table:formula="of:=ROUND([.A180])" office:value-type="float" office:value="15290" calcext:value-type="float">
            <text:p>152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770.61608" calcext:value-type="float">
            <text:p>14770.61608</text:p>
          </table:table-cell>
          <table:table-cell table:formula="of:=ROUND([.A181])" office:value-type="float" office:value="14771" calcext:value-type="float">
            <text:p>147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893.421421" calcext:value-type="float">
            <text:p>14893.421421</text:p>
          </table:table-cell>
          <table:table-cell table:formula="of:=ROUND([.A182])" office:value-type="float" office:value="14893" calcext:value-type="float">
            <text:p>148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095.117637" calcext:value-type="float">
            <text:p>14095.117637</text:p>
          </table:table-cell>
          <table:table-cell table:formula="of:=ROUND([.A183])" office:value-type="float" office:value="14095" calcext:value-type="float">
            <text:p>140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114.403545" calcext:value-type="float">
            <text:p>15114.403545</text:p>
          </table:table-cell>
          <table:table-cell table:formula="of:=ROUND([.A184])" office:value-type="float" office:value="15114" calcext:value-type="float">
            <text:p>151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166.609903" calcext:value-type="float">
            <text:p>21166.609903</text:p>
          </table:table-cell>
          <table:table-cell table:formula="of:=ROUND([.A185])" office:value-type="float" office:value="21167" calcext:value-type="float">
            <text:p>211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2824.386173" calcext:value-type="float">
            <text:p>312824.386173</text:p>
          </table:table-cell>
          <table:table-cell table:formula="of:=ROUND([.A186])" office:value-type="float" office:value="312824" calcext:value-type="float">
            <text:p>3128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04902.161335" calcext:value-type="float">
            <text:p>1304902.161335</text:p>
          </table:table-cell>
          <table:table-cell table:formula="of:=ROUND([.A187])" office:value-type="float" office:value="1304902" calcext:value-type="float">
            <text:p>13049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95196.538297" calcext:value-type="float">
            <text:p>1295196.538297</text:p>
          </table:table-cell>
          <table:table-cell table:formula="of:=ROUND([.A188])" office:value-type="float" office:value="1295197" calcext:value-type="float">
            <text:p>12951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0065.858266" calcext:value-type="float">
            <text:p>1460065.858266</text:p>
          </table:table-cell>
          <table:table-cell table:formula="of:=ROUND([.A189])" office:value-type="float" office:value="1460066" calcext:value-type="float">
            <text:p>14600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14067.757867" calcext:value-type="float">
            <text:p>1614067.757867</text:p>
          </table:table-cell>
          <table:table-cell table:formula="of:=ROUND([.A190])" office:value-type="float" office:value="1614068" calcext:value-type="float">
            <text:p>16140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55862.754908" calcext:value-type="float">
            <text:p>1655862.754908</text:p>
          </table:table-cell>
          <table:table-cell table:formula="of:=ROUND([.A191])" office:value-type="float" office:value="1655863" calcext:value-type="float">
            <text:p>16558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01221.398546" calcext:value-type="float">
            <text:p>1601221.398546</text:p>
          </table:table-cell>
          <table:table-cell table:formula="of:=ROUND([.A192])" office:value-type="float" office:value="1601221" calcext:value-type="float">
            <text:p>16012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60732.818933" calcext:value-type="float">
            <text:p>1460732.818933</text:p>
          </table:table-cell>
          <table:table-cell table:formula="of:=ROUND([.A193])" office:value-type="float" office:value="1460733" calcext:value-type="float">
            <text:p>14607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11686.955615" calcext:value-type="float">
            <text:p>1711686.955615</text:p>
          </table:table-cell>
          <table:table-cell table:formula="of:=ROUND([.A194])" office:value-type="float" office:value="1711687" calcext:value-type="float">
            <text:p>171168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46936.076292" calcext:value-type="float">
            <text:p>1846936.076292</text:p>
          </table:table-cell>
          <table:table-cell table:formula="of:=ROUND([.A195])" office:value-type="float" office:value="1846936" calcext:value-type="float">
            <text:p>18469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77763.246204" calcext:value-type="float">
            <text:p>1877763.246204</text:p>
          </table:table-cell>
          <table:table-cell table:formula="of:=ROUND([.A196])" office:value-type="float" office:value="1877763" calcext:value-type="float">
            <text:p>18777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66670.631646" calcext:value-type="float">
            <text:p>1966670.631646</text:p>
          </table:table-cell>
          <table:table-cell table:formula="of:=ROUND([.A197])" office:value-type="float" office:value="1966671" calcext:value-type="float">
            <text:p>19666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74615.526406" calcext:value-type="float">
            <text:p>1874615.526406</text:p>
          </table:table-cell>
          <table:table-cell table:formula="of:=ROUND([.A198])" office:value-type="float" office:value="1874616" calcext:value-type="float">
            <text:p>18746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54802.084012" calcext:value-type="float">
            <text:p>1954802.084012</text:p>
          </table:table-cell>
          <table:table-cell table:formula="of:=ROUND([.A199])" office:value-type="float" office:value="1954802" calcext:value-type="float">
            <text:p>19548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78464.148265" calcext:value-type="float">
            <text:p>2278464.148265</text:p>
          </table:table-cell>
          <table:table-cell table:formula="of:=ROUND([.A200])" office:value-type="float" office:value="2278464" calcext:value-type="float">
            <text:p>22784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97881.790385" calcext:value-type="float">
            <text:p>2497881.790385</text:p>
          </table:table-cell>
          <table:table-cell table:formula="of:=ROUND([.A201])" office:value-type="float" office:value="2497882" calcext:value-type="float">
            <text:p>24978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55430.008871" calcext:value-type="float">
            <text:p>2155430.008871</text:p>
          </table:table-cell>
          <table:table-cell table:formula="of:=ROUND([.A202])" office:value-type="float" office:value="2155430" calcext:value-type="float">
            <text:p>21554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05576.47415" calcext:value-type="float">
            <text:p>2905576.47415</text:p>
          </table:table-cell>
          <table:table-cell table:formula="of:=ROUND([.A203])" office:value-type="float" office:value="2905576" calcext:value-type="float">
            <text:p>29055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80635.857847" calcext:value-type="float">
            <text:p>2480635.857847</text:p>
          </table:table-cell>
          <table:table-cell table:formula="of:=ROUND([.A204])" office:value-type="float" office:value="2480636" calcext:value-type="float">
            <text:p>24806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2759.855178" calcext:value-type="float">
            <text:p>302759.855178</text:p>
          </table:table-cell>
          <table:table-cell table:formula="of:=ROUND([.A205])" office:value-type="float" office:value="302760" calcext:value-type="float">
            <text:p>3027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566.842136" calcext:value-type="float">
            <text:p>27566.842136</text:p>
          </table:table-cell>
          <table:table-cell table:formula="of:=ROUND([.A206])" office:value-type="float" office:value="27567" calcext:value-type="float">
            <text:p>275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970.182277" calcext:value-type="float">
            <text:p>29970.182277</text:p>
          </table:table-cell>
          <table:table-cell table:formula="of:=ROUND([.A207])" office:value-type="float" office:value="29970" calcext:value-type="float">
            <text:p>299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5096.739742" calcext:value-type="float">
            <text:p>295096.739742</text:p>
          </table:table-cell>
          <table:table-cell table:formula="of:=ROUND([.A208])" office:value-type="float" office:value="295097" calcext:value-type="float">
            <text:p>2950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04058.434847" calcext:value-type="float">
            <text:p>3004058.434847</text:p>
          </table:table-cell>
          <table:table-cell table:formula="of:=ROUND([.A209])" office:value-type="float" office:value="3004058" calcext:value-type="float">
            <text:p>30040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83420.606224" calcext:value-type="float">
            <text:p>5083420.606224</text:p>
          </table:table-cell>
          <table:table-cell table:formula="of:=ROUND([.A210])" office:value-type="float" office:value="5083421" calcext:value-type="float">
            <text:p>50834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64746.102919" calcext:value-type="float">
            <text:p>5564746.102919</text:p>
          </table:table-cell>
          <table:table-cell table:formula="of:=ROUND([.A211])" office:value-type="float" office:value="5564746" calcext:value-type="float">
            <text:p>55647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29487.903059" calcext:value-type="float">
            <text:p>6129487.903059</text:p>
          </table:table-cell>
          <table:table-cell table:formula="of:=ROUND([.A212])" office:value-type="float" office:value="6129488" calcext:value-type="float">
            <text:p>61294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96213.892005" calcext:value-type="float">
            <text:p>6296213.892005</text:p>
          </table:table-cell>
          <table:table-cell table:formula="of:=ROUND([.A213])" office:value-type="float" office:value="6296214" calcext:value-type="float">
            <text:p>62962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78015.870054" calcext:value-type="float">
            <text:p>4178015.870054</text:p>
          </table:table-cell>
          <table:table-cell table:formula="of:=ROUND([.A214])" office:value-type="float" office:value="4178016" calcext:value-type="float">
            <text:p>41780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17726.696581" calcext:value-type="float">
            <text:p>7217726.696581</text:p>
          </table:table-cell>
          <table:table-cell table:formula="of:=ROUND([.A215])" office:value-type="float" office:value="7217727" calcext:value-type="float">
            <text:p>72177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57352.792805" calcext:value-type="float">
            <text:p>7557352.792805</text:p>
          </table:table-cell>
          <table:table-cell table:formula="of:=ROUND([.A216])" office:value-type="float" office:value="7557353" calcext:value-type="float">
            <text:p>75573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27618.185824" calcext:value-type="float">
            <text:p>7227618.185824</text:p>
          </table:table-cell>
          <table:table-cell table:formula="of:=ROUND([.A217])" office:value-type="float" office:value="7227618" calcext:value-type="float">
            <text:p>72276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61445.579096" calcext:value-type="float">
            <text:p>4961445.579096</text:p>
          </table:table-cell>
          <table:table-cell table:formula="of:=ROUND([.A218])" office:value-type="float" office:value="4961446" calcext:value-type="float">
            <text:p>49614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98438.315046" calcext:value-type="float">
            <text:p>7398438.315046</text:p>
          </table:table-cell>
          <table:table-cell table:formula="of:=ROUND([.A219])" office:value-type="float" office:value="7398438" calcext:value-type="float">
            <text:p>73984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32300.722036" calcext:value-type="float">
            <text:p>7332300.722036</text:p>
          </table:table-cell>
          <table:table-cell table:formula="of:=ROUND([.A220])" office:value-type="float" office:value="7332301" calcext:value-type="float">
            <text:p>73323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00691.858006" calcext:value-type="float">
            <text:p>5500691.858006</text:p>
          </table:table-cell>
          <table:table-cell table:formula="of:=ROUND([.A221])" office:value-type="float" office:value="5500692" calcext:value-type="float">
            <text:p>55006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58739.734013" calcext:value-type="float">
            <text:p>6658739.734013</text:p>
          </table:table-cell>
          <table:table-cell table:formula="of:=ROUND([.A222])" office:value-type="float" office:value="6658740" calcext:value-type="float">
            <text:p>66587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73540.901512" calcext:value-type="float">
            <text:p>6673540.901512</text:p>
          </table:table-cell>
          <table:table-cell table:formula="of:=ROUND([.A223])" office:value-type="float" office:value="6673541" calcext:value-type="float">
            <text:p>66735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92311.763889" calcext:value-type="float">
            <text:p>6692311.763889</text:p>
          </table:table-cell>
          <table:table-cell table:formula="of:=ROUND([.A224])" office:value-type="float" office:value="6692312" calcext:value-type="float">
            <text:p>66923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98651.437042" calcext:value-type="float">
            <text:p>5198651.437042</text:p>
          </table:table-cell>
          <table:table-cell table:formula="of:=ROUND([.A225])" office:value-type="float" office:value="5198651" calcext:value-type="float">
            <text:p>51986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20105.533732" calcext:value-type="float">
            <text:p>6220105.533732</text:p>
          </table:table-cell>
          <table:table-cell table:formula="of:=ROUND([.A226])" office:value-type="float" office:value="6220106" calcext:value-type="float">
            <text:p>622010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28658.147833" calcext:value-type="float">
            <text:p>2528658.147833</text:p>
          </table:table-cell>
          <table:table-cell table:formula="of:=ROUND([.A227])" office:value-type="float" office:value="2528658" calcext:value-type="float">
            <text:p>25286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207651.557674" calcext:value-type="float">
            <text:p>5207651.557674</text:p>
          </table:table-cell>
          <table:table-cell table:formula="of:=ROUND([.A228])" office:value-type="float" office:value="5207652" calcext:value-type="float">
            <text:p>52076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22832.063447" calcext:value-type="float">
            <text:p>4522832.063447</text:p>
          </table:table-cell>
          <table:table-cell table:formula="of:=ROUND([.A229])" office:value-type="float" office:value="4522832" calcext:value-type="float">
            <text:p>45228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42113.66364" calcext:value-type="float">
            <text:p>5342113.66364</text:p>
          </table:table-cell>
          <table:table-cell table:formula="of:=ROUND([.A230])" office:value-type="float" office:value="5342114" calcext:value-type="float">
            <text:p>53421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32092.544713" calcext:value-type="float">
            <text:p>2032092.544713</text:p>
          </table:table-cell>
          <table:table-cell table:formula="of:=ROUND([.A231])" office:value-type="float" office:value="2032093" calcext:value-type="float">
            <text:p>20320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171.534914" calcext:value-type="float">
            <text:p>45171.534914</text:p>
          </table:table-cell>
          <table:table-cell table:formula="of:=ROUND([.A232])" office:value-type="float" office:value="45172" calcext:value-type="float">
            <text:p>451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924.585575" calcext:value-type="float">
            <text:p>41924.585575</text:p>
          </table:table-cell>
          <table:table-cell table:formula="of:=ROUND([.A233])" office:value-type="float" office:value="41925" calcext:value-type="float">
            <text:p>419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977.029061" calcext:value-type="float">
            <text:p>42977.029061</text:p>
          </table:table-cell>
          <table:table-cell table:formula="of:=ROUND([.A234])" office:value-type="float" office:value="42977" calcext:value-type="float">
            <text:p>429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853.568708" calcext:value-type="float">
            <text:p>40853.568708</text:p>
          </table:table-cell>
          <table:table-cell table:formula="of:=ROUND([.A235])" office:value-type="float" office:value="40854" calcext:value-type="float">
            <text:p>408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644.546336" calcext:value-type="float">
            <text:p>37644.546336</text:p>
          </table:table-cell>
          <table:table-cell table:formula="of:=ROUND([.A236])" office:value-type="float" office:value="37645" calcext:value-type="float">
            <text:p>376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082.33455" calcext:value-type="float">
            <text:p>34082.33455</text:p>
          </table:table-cell>
          <table:table-cell table:formula="of:=ROUND([.A237])" office:value-type="float" office:value="34082" calcext:value-type="float">
            <text:p>340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229.098766" calcext:value-type="float">
            <text:p>31229.098766</text:p>
          </table:table-cell>
          <table:table-cell table:formula="of:=ROUND([.A238])" office:value-type="float" office:value="31229" calcext:value-type="float">
            <text:p>312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428.487772" calcext:value-type="float">
            <text:p>29428.487772</text:p>
          </table:table-cell>
          <table:table-cell table:formula="of:=ROUND([.A239])" office:value-type="float" office:value="29428" calcext:value-type="float">
            <text:p>294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977.167761" calcext:value-type="float">
            <text:p>26977.167761</text:p>
          </table:table-cell>
          <table:table-cell table:formula="of:=ROUND([.A240])" office:value-type="float" office:value="26977" calcext:value-type="float">
            <text:p>269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630.059643" calcext:value-type="float">
            <text:p>25630.059643</text:p>
          </table:table-cell>
          <table:table-cell table:formula="of:=ROUND([.A241])" office:value-type="float" office:value="25630" calcext:value-type="float">
            <text:p>256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186.530457" calcext:value-type="float">
            <text:p>25186.530457</text:p>
          </table:table-cell>
          <table:table-cell table:formula="of:=ROUND([.A242])" office:value-type="float" office:value="25187" calcext:value-type="float">
            <text:p>2518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263.633276" calcext:value-type="float">
            <text:p>27263.633276</text:p>
          </table:table-cell>
          <table:table-cell table:formula="of:=ROUND([.A243])" office:value-type="float" office:value="27264" calcext:value-type="float">
            <text:p>272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616.381439" calcext:value-type="float">
            <text:p>29616.381439</text:p>
          </table:table-cell>
          <table:table-cell table:formula="of:=ROUND([.A244])" office:value-type="float" office:value="29616" calcext:value-type="float">
            <text:p>296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269.153506" calcext:value-type="float">
            <text:p>32269.153506</text:p>
          </table:table-cell>
          <table:table-cell table:formula="of:=ROUND([.A245])" office:value-type="float" office:value="32269" calcext:value-type="float">
            <text:p>322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378.891003" calcext:value-type="float">
            <text:p>35378.891003</text:p>
          </table:table-cell>
          <table:table-cell table:formula="of:=ROUND([.A246])" office:value-type="float" office:value="35379" calcext:value-type="float">
            <text:p>353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718.000427" calcext:value-type="float">
            <text:p>37718.000427</text:p>
          </table:table-cell>
          <table:table-cell table:formula="of:=ROUND([.A247])" office:value-type="float" office:value="37718" calcext:value-type="float">
            <text:p>377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078.047811" calcext:value-type="float">
            <text:p>37078.047811</text:p>
          </table:table-cell>
          <table:table-cell table:formula="of:=ROUND([.A248])" office:value-type="float" office:value="37078" calcext:value-type="float">
            <text:p>370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196.418193" calcext:value-type="float">
            <text:p>39196.418193</text:p>
          </table:table-cell>
          <table:table-cell table:formula="of:=ROUND([.A249])" office:value-type="float" office:value="39196" calcext:value-type="float">
            <text:p>391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6326.697498" calcext:value-type="float">
            <text:p>566326.697498</text:p>
          </table:table-cell>
          <table:table-cell table:formula="of:=ROUND([.A250])" office:value-type="float" office:value="566327" calcext:value-type="float">
            <text:p>5663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85879.14526" calcext:value-type="float">
            <text:p>3185879.14526</text:p>
          </table:table-cell>
          <table:table-cell table:formula="of:=ROUND([.A251])" office:value-type="float" office:value="3185879" calcext:value-type="float">
            <text:p>31858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22835.402585" calcext:value-type="float">
            <text:p>3022835.402585</text:p>
          </table:table-cell>
          <table:table-cell table:formula="of:=ROUND([.A252])" office:value-type="float" office:value="3022835" calcext:value-type="float">
            <text:p>30228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70015.01257" calcext:value-type="float">
            <text:p>3270015.01257</text:p>
          </table:table-cell>
          <table:table-cell table:formula="of:=ROUND([.A253])" office:value-type="float" office:value="3270015" calcext:value-type="float">
            <text:p>32700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54567.274845" calcext:value-type="float">
            <text:p>2754567.274845</text:p>
          </table:table-cell>
          <table:table-cell table:formula="of:=ROUND([.A254])" office:value-type="float" office:value="2754567" calcext:value-type="float">
            <text:p>27545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7667.47699" calcext:value-type="float">
            <text:p>297667.47699</text:p>
          </table:table-cell>
          <table:table-cell table:formula="of:=ROUND([.A255])" office:value-type="float" office:value="297667" calcext:value-type="float">
            <text:p>2976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392.994892" calcext:value-type="float">
            <text:p>49392.994892</text:p>
          </table:table-cell>
          <table:table-cell table:formula="of:=ROUND([.A256])" office:value-type="float" office:value="49393" calcext:value-type="float">
            <text:p>49393</text:p>
          </table:table-cell>
          <table:table-cell/>
        </table:table-row>
        <table:table-row table:style-name="ro1">
          <table:table-cell/>
          <table:table-cell table:formula="of:=COM.MICROSOFT.CONCAT(&quot;{&quot;;[.B1:.C256];&quot;}&quot;)" office:value-type="string" office:string-value="{1902818,812638,1158489,1515211,1649099,1635141,1522206,1491714,1483937,1466099,1469292,1477698,1463164,1464090,1466766,1448747,1426930,1409263,1415557,1299615,1467219,1476826,1459626,1516967,1514021,1510431,1477621,1307049,1466322,1491902,1498201,1491062,1468483,1460184,776415,992915,1416923,1461952,1429634,1447295,1417831,1414938,1408484,1361142,1077517,430195,1365995,1416491,1432279,1438010,1550123,1594991,1719352,1836724,1812289,2033056,2006598,2045222,2191969,2417146,2472360,924071,2070110,2600669,2554013,2554622,2617561,2597690,2721693,2810980,2797480,2921645,2824582,2825142,732789,3181733,3396843,3586562,3595704,3578140,3685053,3654834,3623698,3539335,3239472,1579163,3440546,3440503,3490238,3473477,3592368,3721979,3790024,3757636,3865781,1168731,2418224,4177941,4418507,4557955,4570595,4830108,4721616,4528597,5567947,5839055,4333307,464434,47804,488054,4705400,6216413,6568639,6370753,6158616,5979965,5406579,4744524,4116116,3494911,3090889,3237333,3242504,1907249,1623199,3375703,3274631,3147729,2861758,2844337,3111586,2858381,2875522,2922826,2324496,2821322,2907468,2831482,2693312,2139731,2118775,2437877,1043957,17547,18808,19430,17110,15528,137321,1399705,1873084,1801317,1746250,1683993,1631478,1559803,825185,1472169,1408243,1397282,1267452,1241822,1240933,986467,1181911,783582,1048972,908726,1063719,1126462,711480,1090471,924479,1081884,1078315,708461,35579,14234,14414,15290,14771,14893,14095,15114,21167,312824,1304902,1295197,1460066,1614068,1655863,1601221,1460733,1711687,1846936,1877763,1966671,1874616,1954802,2278464,2497882,2155430,2905576,2480636,302760,27567,29970,295097,3004058,5083421,5564746,6129488,6296214,4178016,7217727,7557353,7227618,4961446,7398438,7332301,5500692,6658740,6673541,6692312,5198651,6220106,2528658,5207652,4522832,5342114,2032093,45172,41925,42977,40854,37645,34082,31229,29428,26977,25630,25187,27264,29616,32269,35379,37718,37078,39196,566327,3185879,3022835,3270015,2754567,297667,49393}" calcext:value-type="string">
            <text:p>{1902818,812638,1158489,1515211,1649099,1635141,1522206,1491714,1483937,1466099,1469292,1477698,1463164,1464090,1466766,1448747,1426930,1409263,1415557,1299615,1467219,1476826,1459626,1516967,1514021,1510431,1477621,1307049,1466322,1491902,1498201,1491062,1468483,1460184,776415,992915,1416923,1461952,1429634,1447295,1417831,1414938,1408484,1361142,1077517,430195,1365995,1416491,1432279,1438010,1550123,1594991,1719352,1836724,1812289,2033056,2006598,2045222,2191969,2417146,2472360,924071,2070110,2600669,2554013,2554622,2617561,2597690,2721693,2810980,2797480,2921645,2824582,2825142,732789,3181733,3396843,3586562,3595704,3578140,3685053,3654834,3623698,3539335,3239472,1579163,3440546,3440503,3490238,3473477,3592368,3721979,3790024,3757636,3865781,1168731,2418224,4177941,4418507,4557955,4570595,4830108,4721616,4528597,5567947,5839055,4333307,464434,47804,488054,4705400,6216413,6568639,6370753,6158616,5979965,5406579,4744524,4116116,3494911,3090889,3237333,3242504,1907249,1623199,3375703,3274631,3147729,2861758,2844337,3111586,2858381,2875522,2922826,2324496,2821322,2907468,2831482,2693312,2139731,2118775,2437877,1043957,17547,18808,19430,17110,15528,137321,1399705,1873084,1801317,1746250,1683993,1631478,1559803,825185,1472169,1408243,1397282,1267452,1241822,1240933,986467,1181911,783582,1048972,908726,1063719,1126462,711480,1090471,924479,1081884,1078315,708461,35579,14234,14414,15290,14771,14893,14095,15114,21167,312824,1304902,1295197,1460066,1614068,1655863,1601221,1460733,1711687,1846936,1877763,1966671,1874616,1954802,2278464,2497882,2155430,2905576,2480636,302760,27567,29970,295097,3004058,5083421,5564746,6129488,6296214,4178016,7217727,7557353,7227618,4961446,7398438,7332301,5500692,6658740,6673541,6692312,5198651,6220106,2528658,5207652,4522832,5342114,2032093,45172,41925,42977,40854,37645,34082,31229,29428,26977,25630,25187,27264,29616,32269,35379,37718,37078,39196,566327,3185879,3022835,3270015,2754567,297667,49393}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7:25:58.7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16:56:43.748000000</meta:creation-date>
    <dc:date>2020-05-04T17:26:42.869000000</dc:date>
    <meta:editing-duration>PT3M57S</meta:editing-duration>
    <meta:editing-cycles>2</meta:editing-cycles>
    <meta:generator>LibreOffice/6.3.3.2$Windows_X86_64 LibreOffice_project/a64200df03143b798afd1ec74a12ab50359878ed</meta:generator>
    <meta:document-statistic meta:table-count="1" meta:cell-count="769" meta:object-count="0"/>
  </office:meta>
</office:document-meta>
</file>